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FreeSans2" svg:font-family="FreeSans" style:font-family-generic="swiss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acfca" officeooo:paragraph-rsid="001acfca"/>
    </style:style>
    <style:style style:name="T1" style:family="text">
      <style:text-properties officeooo:rsid="001cab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Tutorial on building libraries:</text:p>
      <text:p text:style-name="P1"><text:tab/>a. mkdir build → cd build → cmake ..</text:p>
      <text:p text:style-name="P1"><text:tab/>b. ccmake .. (to check if CMAKE_INSTALL_PREFIX is the one you want)</text:p>
      <text:p text:style-name="P1"><text:tab/>c. make clean → make → sudo make install</text:p>
      <text:p text:style-name="P1"/>
      <text:p text:style-name="P1">2. <text:s/></text:p>
      <text:p text:style-name="P1"/>
      <text:p text:style-name="P1"/>
      <text:p text:style-name="P1"/>
      <text:p text:style-name="P1">2. Install eclip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pitch="variable" style:font-charset="x-symbol"/>
    <style:font-face style:name="FreeSans2" svg:font-family="FreeSans" style:font-family-generic="swiss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21:20:07.938103817</meta:creation-date>
    <dc:date>2017-02-16T21:24:20.457585193</dc:date>
    <meta:editing-duration>PT4M13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6" meta:word-count="39" meta:character-count="202" meta:non-whitespace-character-count="164"/>
  </office:meta>
</office:document-meta>
</file>